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4D0000170D7CE422E7.svm"/>
  <manifest:file-entry manifest:media-type="" manifest:full-path="Pictures/2000000700002EB800001AABB157C4D9.svm"/>
  <manifest:file-entry manifest:media-type="" manifest:full-path="Pictures/200000070000411E0000349CF782B66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Verdana" svg:font-family="Verdana, Arial, 'Trebuchet MS', 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4" style:family="paragraph" style:parent-style-name="SBC_3a_paragraph">
      <style:paragraph-properties fo:hyphenation-ladder-count="no-limit" style:writing-mode="lr-tb"/>
      <style:text-properties fo:hyphenate="false" fo:hyphenation-remain-char-count="2" fo:hyphenation-push-char-count="2"/>
    </style:style>
    <style:style style:name="P5" style:family="paragraph" style:parent-style-name="SBC_3a_caption">
      <style:paragraph-properties fo:hyphenation-ladder-count="no-limit" style:writing-mode="lr-tb"/>
      <style:text-properties fo:hyphenate="false" fo:hyphenation-remain-char-count="2" fo:hyphenation-push-char-count="2"/>
    </style:style>
    <style:style style:name="P6" style:family="paragraph" style:parent-style-name="Text_20_body">
      <style:text-properties fo:font-variant="normal" fo:text-transform="none" fo:color="#444444" style:font-name="Verdana" fo:font-size="9pt" fo:letter-spacing="normal" fo:font-style="normal" fo:font-weight="normal"/>
    </style:style>
    <style:style style:name="P7"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8"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9"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0" style:family="paragraph" style:parent-style-name="SBC_3a_reference">
      <style:paragraph-properties fo:margin-left="0cm" fo:margin-right="0cm" fo:text-align="start" style:justify-single-word="false" fo:text-indent="0cm" style:auto-text-indent="false"/>
    </style:style>
    <style:style style:name="P11" style:family="paragraph" style:parent-style-name="SBC_3a_paragraph">
      <style:paragraph-properties fo:margin-left="0cm" fo:margin-right="0cm" fo:text-align="justify" style:justify-single-word="false" fo:text-indent="0cm" style:auto-text-indent="false"/>
    </style:style>
    <style:style style:name="P12"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3" style:family="paragraph" style:parent-style-name="SBC_3a_reference">
      <style:paragraph-properties fo:text-align="start" style:justify-single-word="false"/>
    </style:style>
    <style:style style:name="P14" style:family="paragraph" style:parent-style-name="SBC_3a_paragraph" style:list-style-name="L2"/>
    <style:style style:name="P15" style:family="paragraph" style:parent-style-name="SBC_3a_paragraph" style:list-style-name="L3">
      <style:paragraph-properties fo:text-align="justify" style:justify-single-word="false"/>
    </style:style>
    <style:style style:name="P16" style:family="paragraph" style:parent-style-name="SBC_3a_paragraph">
      <style:paragraph-properties fo:margin-left="0cm" fo:margin-right="0cm" fo:text-align="justify" style:justify-single-word="false" fo:text-indent="0cm" style:auto-text-indent="false"/>
    </style:style>
    <style:style style:name="P17"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18" style:family="paragraph" style:parent-style-name="SBC_3a_caption">
      <style:paragraph-properties fo:hyphenation-ladder-count="no-limit" style:writing-mode="lr-tb"/>
      <style:text-properties fo:hyphenate="false" fo:hyphenation-remain-char-count="2" fo:hyphenation-push-char-count="2"/>
    </style:style>
    <style:style style:name="P19" style:family="paragraph" style:parent-style-name="SBC_3a_title_3a_2">
      <style:paragraph-properties fo:text-align="justify" style:justify-single-word="false"/>
    </style:style>
    <style:style style:name="P20" style:family="paragraph" style:parent-style-name="SBC_3a_title_3a_2">
      <style:paragraph-properties fo:text-align="justify" style:justify-single-word="false" fo:orphans="0" fo:widows="0" fo:hyphenation-ladder-count="no-limit" style:writing-mode="lr-tb"/>
      <style:text-properties style:font-name="Times" style:font-name-asian="Times New Roman" style:font-size-asian="12pt" style:font-name-complex="Times New Roman" style:font-size-complex="10pt" fo:hyphenate="false" fo:hyphenation-remain-char-count="2" fo:hyphenation-push-char-count="2"/>
    </style:style>
    <style:style style:name="P21"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22"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3"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 style:font-size-asian="12pt" style:font-name-complex="Times New Roman" style:font-size-complex="10pt" fo:hyphenate="false" fo:hyphenation-remain-char-count="2" fo:hyphenation-push-char-count="2"/>
    </style:style>
    <style:style style:name="P24" style:family="paragraph" style:parent-style-name="SBC_3a_paragraph_3a_first">
      <style:paragraph-properties fo:text-align="justify" style:justify-single-word="false" fo:orphans="0" fo:widows="0" fo:hyphenation-ladder-count="no-limit"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5"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style>
    <style:style style:name="T6" style:family="text">
      <style:text-properties style:use-window-font-color="true"/>
    </style:style>
    <style:style style:name="T7" style:family="text">
      <style:text-properties style:use-window-font-color="true" style:font-name="Times" style:font-name-asian="Times New Roman" style:font-size-asian="12pt" style:font-name-complex="Times New Roman"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ítulo: </text:p>
      <text:p text:style-name="P6">Uma Ferramenta para suportar a publicação de visões RDF de dados relacionais</text:p>
      <text:p text:style-name="P8">Nome do Aluno: </text:p>
      <text:p text:style-name="P7">Luís Eufrasio Teixeira Neto</text:p>
      <text:p text:style-name="P7"><text:span text:style-name="T2">Nome da Orientadora:</text:span> </text:p>
      <text:p text:style-name="P7">Vânia Maria Ponte Vidal</text:p>
      <text:p text:style-name="P7"><text:span text:style-name="T2">Nome do Coorientador:</text:span> </text:p>
      <text:p text:style-name="P7">José Maria Monteiro</text:p>
      <text:p text:style-name="P8">Nível:</text:p>
      <text:p text:style-name="P7">Mestrado</text:p>
      <text:p text:style-name="P7"><text:span text:style-name="T2">Nome do Programa de pós-graduação:</text:span> </text:p>
      <text:p text:style-name="P7">Mestrado e Doutorado em Ciência da Computação</text:p>
      <text:p text:style-name="P8">Nome da Universidade: </text:p>
      <text:p text:style-name="P7">Universidade Federal do Ceará</text:p>
      <text:p text:style-name="P7"><text:span text:style-name="T2">E-mail de contato do aluno:</text:span> </text:p>
      <text:p text:style-name="P7">luiseufrasio@lia.ufc.br</text:p>
      <text:p text:style-name="P8">E-mail de contato da orientadora: </text:p>
      <text:p text:style-name="P7">vvidal@lia.ufc.br</text:p>
      <text:p text:style-name="P8">Ano de ingresso no programa: </text:p>
      <text:p text:style-name="P7">2010</text:p>
      <text:p text:style-name="P8">Data da defesa da proposta: </text:p>
      <text:p text:style-name="P7">05/05/2011</text:p>
      <text:p text:style-name="P8">Época esperada de conclusão: </text:p>
      <text:p text:style-name="P7">29/02/2012</text:p>
      <text:p text:style-name="P8">Etapas já concluídas: </text:p>
      <text:p text:style-name="P7">Proposta Defendida</text:p>
      <text:p text:style-name="P8">Etapas futuras: </text:p>
      <text:p text:style-name="P7">Defesa de Dissertação</text:p>
      <text:p text:style-name="P8">Resumo em português:</text:p>
      <text:p text:style-name="P9">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8">Palavras-chave: </text:p>
      <text:p text:style-name="P7">Linked Data, Web Semântica, RDF, R2RML, D2R Server, Publicação de Dados</text:p>
      <text:p text:style-name="P7"/>
      <text:p text:style-name="P7"/>
      <text:p text:style-name="P7"/>
      <text:p text:style-name="P7"><text:soft-page-break/></text:p>
      <text:p text:style-name="P7"/>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Existem algumas ferramentas disponíveis já na web com a finalidade semelhante à nossa. Dentre elas podemos citar: Fuseki e Virtuoso. Podemos citar como diferencial da nossa solução: a nossa ferramenta é a única Web, suporta o padrão W3C R2RML e busca resolver problemas de performance nas consultas SPARQL geradas.</text:p>
      <text:h text:style-name="SBC_3a_title_3a_1" text:outline-level="1">Contextualização do Problema</text:h>
      <text:p text:style-name="P3">Para publicarmos fontes de dados na Web de acordo com os princípios do Linked Data, <text:s/>é necessário seguir uma sequência de passos como definido abaixo:</text:p>
      <text:list xml:id="list30533277" text:style-name="L1">
        <text:list-item>
          <text:p text:style-name="P21">Primeiro criamos uma ontologia da fonte, que modela os dados a serem publicados. </text:p>
        </text:list-item>
        <text:list-item>
          <text:p text:style-name="P21">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22"><text:span text:style-name="T4">Dando proced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23">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oft-page-break/><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P5"><draw:frame draw:style-name="fr1" draw:name="figura5" text:anchor-type="paragraph" svg:x="1.52cm" svg:y="0cm" svg:width="11.959cm" svg:height="6.826cm" draw:z-index="1"><draw:image xlink:href="Pictures/2000000700002EB800001AABB157C4D9.svm" xlink:type="simple" xlink:show="embed" xlink:actuate="onLoad"/></draw:frame>Figura 1. Formas de acesso ao D2R Server</text:p>
      <text:p text:style-name="P12"><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4">Requisições oriundas da Web são reescritas em consultas SQL usando o mapeamento. Essa tradução “on-the-fly” permite a publicação de grandes bases de dados no formato RDF e elimina a necessidade de replicação desses dados.</text:p>
      <text:p text:style-name="P4">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expressar mapeamentos customizados de bancos de dados relacionais para datasets RDF. Tais mapeamentos possibilitam visualizar os dados relacionais no modelo de dados RDF, expressos na estrutura e vocabulário escolhidos pelo autor do mapeamento.</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text:soft-page-break/>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30517085" text:style-name="L2">
        <text:list-item>
          <text:p text:style-name="P14">A tabela base que existe no esquema SQL de entrada.</text:p>
        </text:list-item>
        <text:list-item>
          <text:p text:style-name="P14">Uma visão que existe no esquema SQL de entrada.</text:p>
        </text:list-item>
        <text:list-item>
          <text:p text:style-name="P14">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5"><draw:frame draw:style-name="fr2" draw:name="figura1" text:anchor-type="paragraph" svg:width="13.39cm" svg:height="5.9cm" draw:z-index="0"><draw:image xlink:href="Pictures/200000070000344D0000170D7CE422E7.svm" xlink:type="simple" xlink:show="embed" xlink:actuate="onLoad"/></draw:frame>Figura 2. A arquitetura escolhida</text:p>
      <text:h text:style-name="P19" text:outline-level="2"><text:soft-page-break/>Componentes Principais</text:h>
      <text:p text:style-name="P11">Uma das principais contribuições desse trabalho é tornar fácil para o usuário exportar seus dados relacionais em RDF através de uma interface amigável que esconde a complexidade de geração e manutenção dos mapeamentos.</text:p>
      <text:p text:style-name="P11"><text:tab/>Para tornar isso possível, é preciso criar mecanismos para:</text:p>
      <text:list xml:id="list30530663" text:style-name="L3">
        <text:list-item>
          <text:p text:style-name="P15">Criação de Ontologias de Domínio;</text:p>
        </text:list-item>
        <text:list-item>
          <text:p text:style-name="P15">Configuração de acesso ao banco de dados via D2R;</text:p>
        </text:list-item>
        <text:list-item>
          <text:p text:style-name="P15">Geração de mapeamentos R2RML;</text:p>
        </text:list-item>
        <text:list-item>
          <text:p text:style-name="P15">Tradução de R2RML para D2R Mapping Language;</text:p>
        </text:list-item>
        <text:list-item>
          <text:p text:style-name="P15">Criação do Endpoint SPARQL via D2R Server;</text:p>
        </text:list-item>
      </text:list>
      <text:p text:style-name="P11"><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19" text:outline-level="2">Estado Atual</text:h>
      <text:p text:style-name="P11">Com a arquitetura definida, o trabalho encontra-se na fase de especificação dos algoritmos a serem implementados.</text:p>
      <text:h text:style-name="SBC_3a_title_3a_1" text:outline-level="1">Estudo de Caso</text:h>
      <text:p text:style-name="SBC_3a_paragraph_3a_first">Utilizaremos como estudo de caso o exemplo que vem junto com o D2R. Consiste de uma base de dados de conferências, publicações, tópicos, pessoas e organizações. Para exportarmos uma Visão RDF dos dados dessa base seguiremos o processo StdTrip definido em [1]:</text:p>
      <text:p text:style-name="SBC_3a_paragraph"/>
      <text:p text:style-name="SBC_3a_paragraph"/>
      <text:p text:style-name="SBC_3a_paragraph"/>
      <text:p text:style-name="SBC_3a_paragraph"><draw:frame draw:style-name="fr1" draw:name="figura2" text:anchor-type="paragraph" svg:x="-0.344cm" svg:y="1.443cm" svg:width="16.272cm" svg:height="13.762cm" draw:z-index="2"><draw:image xlink:href="Pictures/200000070000411E0000349CF782B66A.svm" xlink:type="simple" xlink:show="embed" xlink:actuate="onLoad"/></draw:frame></text:p>
      <text:p text:style-name="P5"><text:soft-page-break/>Figura 3. Diagrama EER da base ISWC</text:p>
      <text:h text:style-name="P20" text:outline-level="2"><text:span text:style-name="T6">Conversão</text:span></text:h>
      <text:p text:style-name="P24"><text:span text:style-name="T7">Esse estágio é composto de duas operações principais. Na primeira iremos transformar o esquema do banco relacional em um modelo de Entidades e Relacionamentos. Na segunda operação nós convertemos esse modelo em uma ontologia OWL.</text:span></text:p>
      <text:h text:style-name="P20" text:outline-level="2"><text:span text:style-name="T6">aaa</text:span></text:h>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text:soft-page-break/>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13">4. Jena - A Semantic Web Framework for Java. Disponível em: &lt;<text:a xlink:type="simple" xlink:href="http://jena.sourceforge.net/">http://jena.sourceforge.net</text:a>&gt;</text:p>
      <text:p text:style-name="P10">5. Das Souripriya, Sundara Seema, Cyganiak Richard (2011), R2RML: RDB to RDF Mapping Language. Disponível em &lt;<text:a xlink:type="simple" xlink:href="http://www.w3.org/TR/r2rml/">http://www.w3.org/TR/r2rml/</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Verdana" svg:font-family="Verdana, Arial, 'Trebuchet MS', 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51</meta:editing-cycles>
    <meta:editing-duration>PT30H17M56S</meta:editing-duration>
    <dc:date>2011-08-28T11:49:04.61</dc:date>
    <dc:creator>Luís Teixeira</dc:creator>
    <meta:document-statistic meta:table-count="0" meta:image-count="3" meta:object-count="0" meta:page-count="8" meta:paragraph-count="101" meta:word-count="2133" meta:character-count="13831"/>
    <meta:user-defined meta:name="Info 1"/>
    <meta:user-defined meta:name="Info 2"/>
    <meta:user-defined meta:name="Info 3"/>
    <meta:user-defined meta:name="Info 4"/>
  </office:meta>
</office:document-meta>
</file>